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.notify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bject.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bjec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bject.equals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bject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bject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bject.wait( long var0 , in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bject.wait( lo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bject.notif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bject.fin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bject.get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bject.wa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